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758" officeooo:paragraph-rsid="00023758"/>
    </style:style>
    <style:style style:name="P2" style:family="paragraph" style:parent-style-name="Standard">
      <style:paragraph-properties fo:text-align="center" style:justify-single-word="false"/>
      <style:text-properties officeooo:rsid="00023758" officeooo:paragraph-rsid="00023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gumentos opcionais funções:</text:p>
      <text:p text:style-name="P2"/>
      <text:p text:style-name="P1"><text:tab/>Podemos chamar uma função em JS sem o número igual de parâmetros determinados;</text:p>
      <text:p text:style-name="P1"><text:tab/></text:p>
      <text:p text:style-name="P1"><text:tab/>function nomeComIdade(nome,idade){</text:p>
      <text:p text:style-name="P1"><text:tab/><text:tab/>if(idade === undefined){</text:p>
      <text:p text:style-name="P1"><text:tab/><text:tab/><text:tab/>console.log(`Seu nome é ` + nome);</text:p>
      <text:p text:style-name="P1">}<text:tab/> else{</text:p>
      <text:p text:style-name="P1"><text:tab/>console.log(`Seu nome é ` + nome + ` e você tem ` + idade + `anos`);</text:p>
      <text:p text:style-name="P1">}</text:p>
      <text:p text:style-name="P1">}</text:p>
      <text:p text:style-name="P1"/>
      <text:p text:style-name="P1">nomeComIdade(`João`);</text:p>
      <text:p text:style-name="P1">nomeComIdade(`João`, 42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1:21:10.361000000</meta:creation-date>
    <dc:date>2023-01-15T11:51:42.643000000</dc:date>
    <meta:editing-duration>PT30M32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50" meta:character-count="332" meta:non-whitespace-character-count="283"/>
  </office:meta>
</office:document-meta>
</file>